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issió</text:p>
          </table:table-cell>
          <table:table-cell office:value-type="string" calcext:value-type="string">
            <text:p>total goals</text:p>
          </table:table-cell>
          <table:table-cell office:value-type="string" calcext:value-type="string">
            <text:p>dispersa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max steps</text:p>
          </table:table-cell>
          <table:table-cell office:value-type="string" calcext:value-type="string">
            <text:p>init agents</text:p>
          </table:table-cell>
          <table:table-cell office:value-type="string" calcext:value-type="string">
            <text:p>max agents</text:p>
          </table:table-cell>
          <table:table-cell office:value-type="string" calcext:value-type="string">
            <text:p>type agents</text:p>
          </table:table-cell>
          <table:table-cell office:value-type="string" calcext:value-type="string">
            <text:p>ep fr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]+[.D2]+[.E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+[.D3]+[.E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4]+[.D4]+[.E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5]+[.D5]+[.E5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]+[.D6]+[.E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7]+[.D7]+[.E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8]+[.D8]+[.E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9]+[.D9]+[.E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0]+[.D10]+[.E10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1]+[.D11]+[.E11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2]+[.D12]+[.E1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3]+[.D13]+[.E1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4]+[.D14]+[.E14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5]+[.D15]+[.E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6]+[.D16]+[.E16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7]+[.D17]+[.E17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8]+[.D18]+[.E18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9]+[.D19]+[.E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0]+[.D20]+[.E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1]+[.D21]+[.E21]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3:26:40.445543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6-01-08T13:19:56.915672149</meta:creation-date>
    <dc:date>2016-01-08T15:40:10.126174443</dc:date>
    <dc:creator>Xavier Rubio-Campillo</dc:creator>
    <meta:editing-duration>PT2H19M57S</meta:editing-duration>
    <meta:editing-cycles>3</meta:editing-cycles>
    <meta:generator>LibreOffice/4.4.3.2$Linux_X86_64 LibreOffice_project/40m0$Build-2</meta:generator>
    <meta:document-statistic meta:table-count="1" meta:cell-count="186" meta:object-count="0"/>
  </office:meta>
</office:document-meta>
</file>